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estec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otal pagat</text:p>
          </table:table-cell>
          <table:table-cell table:style-name="Default"/>
          <table:table-cell office:value-type="string" calcext:value-type="string">
            <text:p>Total</text:p>
          </table:table-cell>
          <table:table-cell table:style-name="Default"/>
          <table:table-cell table:style-name="Default" office:value-type="float" office:value="18000" calcext:value-type="float">
            <text:p>18000</text:p>
          </table:table-cell>
        </table:table-row>
        <table:table-row table:style-name="ro1">
          <table:table-cell table:style-name="ce1" table:formula="of:=[.E7]*[.E5]" office:value-type="currency" office:currency="EUR" office:value="-19622.9109299917" calcext:value-type="currency">
            <text:p>-19.622,91 €</text:p>
          </table:table-cell>
          <table:table-cell table:style-name="Default"/>
          <table:table-cell office:value-type="string" calcext:value-type="string">
            <text:p>Interès anual</text:p>
          </table:table-cell>
          <table:table-cell table:style-name="Default"/>
          <table:table-cell table:style-name="ce2" office:value-type="float" office:value="3.45" calcext:value-type="float">
            <text:p>3,4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Anys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Fracció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Numero de pagaments</text:p>
          </table:table-cell>
          <table:table-cell table:style-name="Default"/>
          <table:table-cell table:style-name="Default" table:formula="of:=[.E3]*[.E4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formula="of:=PMT([.E2]/1200;[.E5];[.E1])" office:value-type="currency" office:currency="EUR" office:value="-327.048515499862" calcext:value-type="currency">
            <text:p>-327,05 €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es</text:p>
          </table:table-cell>
          <table:table-cell table:style-name="Default" office:value-type="string" calcext:value-type="string">
            <text:p>Quota</text:p>
          </table:table-cell>
          <table:table-cell office:value-type="string" calcext:value-type="string">
            <text:p>Interès</text:p>
          </table:table-cell>
          <table:table-cell table:style-name="Default" office:value-type="string" calcext:value-type="string">
            <text:p>Amortització</text:p>
          </table:table-cell>
          <table:table-cell table:style-name="Default" office:value-type="string" calcext:value-type="string">
            <text:p>Deu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8000" calcext:value-type="float">
            <text:p>18000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2]" office:value-type="float" office:value="51.75" calcext:value-type="float">
            <text:p>51,75</text:p>
          </table:table-cell>
          <table:table-cell table:formula="of:=[.B13]-[.C13]" office:value-type="currency" office:currency="EUR" office:value="275.298515499862" calcext:value-type="currency">
            <text:p>275,30 €</text:p>
          </table:table-cell>
          <table:table-cell table:formula="of:=[.E12]-[.D13]" office:value-type="currency" office:currency="EUR" office:value="17724.7014845001" calcext:value-type="currency">
            <text:p>17.724,70 €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3]" office:value-type="float" office:value="50.9585167679379" calcext:value-type="float">
            <text:p>50,9585167679379</text:p>
          </table:table-cell>
          <table:table-cell table:formula="of:=[.B14]-[.C14]" office:value-type="currency" office:currency="EUR" office:value="276.089998731924" calcext:value-type="currency">
            <text:p>276,09 €</text:p>
          </table:table-cell>
          <table:table-cell table:formula="of:=[.E13]-[.D14]" office:value-type="currency" office:currency="EUR" office:value="17448.6114857682" calcext:value-type="currency">
            <text:p>17.448,61 €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4]" office:value-type="float" office:value="50.1647580215836" calcext:value-type="float">
            <text:p>50,1647580215836</text:p>
          </table:table-cell>
          <table:table-cell table:formula="of:=[.B15]-[.C15]" office:value-type="currency" office:currency="EUR" office:value="276.883757478278" calcext:value-type="currency">
            <text:p>276,88 €</text:p>
          </table:table-cell>
          <table:table-cell table:formula="of:=[.E14]-[.D15]" office:value-type="currency" office:currency="EUR" office:value="17171.7277282899" calcext:value-type="currency">
            <text:p>17.171,73 €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5]" office:value-type="float" office:value="49.3687172188336" calcext:value-type="float">
            <text:p>49,3687172188336</text:p>
          </table:table-cell>
          <table:table-cell table:formula="of:=[.B16]-[.C16]" office:value-type="currency" office:currency="EUR" office:value="277.679798281028" calcext:value-type="currency">
            <text:p>277,68 €</text:p>
          </table:table-cell>
          <table:table-cell table:formula="of:=[.E15]-[.D16]" office:value-type="currency" office:currency="EUR" office:value="16894.0479300089" calcext:value-type="currency">
            <text:p>16.894,05 €</text:p>
          </table:table-cell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6]" office:value-type="float" office:value="48.5703877987756" calcext:value-type="float">
            <text:p>48,5703877987756</text:p>
          </table:table-cell>
          <table:table-cell table:formula="of:=[.B17]-[.C17]" office:value-type="currency" office:currency="EUR" office:value="278.478127701086" calcext:value-type="currency">
            <text:p>278,48 €</text:p>
          </table:table-cell>
          <table:table-cell table:formula="of:=[.E16]-[.D17]" office:value-type="currency" office:currency="EUR" office:value="16615.5698023078" calcext:value-type="currency">
            <text:p>16.615,57 €</text:p>
          </table:table-cell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7]" office:value-type="float" office:value="47.769763181635" calcext:value-type="float">
            <text:p>47,769763181635</text:p>
          </table:table-cell>
          <table:table-cell table:formula="of:=[.B18]-[.C18]" office:value-type="currency" office:currency="EUR" office:value="279.278752318227" calcext:value-type="currency">
            <text:p>279,28 €</text:p>
          </table:table-cell>
          <table:table-cell table:formula="of:=[.E17]-[.D18]" office:value-type="currency" office:currency="EUR" office:value="16336.2910499896" calcext:value-type="currency">
            <text:p>16.336,29 €</text:p>
          </table:table-cell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8]" office:value-type="float" office:value="46.9668367687201" calcext:value-type="float">
            <text:p>46,9668367687201</text:p>
          </table:table-cell>
          <table:table-cell table:formula="of:=[.B19]-[.C19]" office:value-type="currency" office:currency="EUR" office:value="280.081678731142" calcext:value-type="currency">
            <text:p>280,08 €</text:p>
          </table:table-cell>
          <table:table-cell table:formula="of:=[.E18]-[.D19]" office:value-type="currency" office:currency="EUR" office:value="16056.2093712585" calcext:value-type="currency">
            <text:p>16.056,21 €</text:p>
          </table:table-cell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19]" office:value-type="float" office:value="46.1616019423681" calcext:value-type="float">
            <text:p>46,1616019423681</text:p>
          </table:table-cell>
          <table:table-cell table:formula="of:=[.B20]-[.C20]" office:value-type="currency" office:currency="EUR" office:value="280.886913557494" calcext:value-type="currency">
            <text:p>280,89 €</text:p>
          </table:table-cell>
          <table:table-cell table:formula="of:=[.E19]-[.D20]" office:value-type="currency" office:currency="EUR" office:value="15775.322457701" calcext:value-type="currency">
            <text:p>15.775,32 €</text:p>
          </table:table-cell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0]" office:value-type="float" office:value="45.3540520658903" calcext:value-type="float">
            <text:p>45,3540520658903</text:p>
          </table:table-cell>
          <table:table-cell table:formula="of:=[.B21]-[.C21]" office:value-type="currency" office:currency="EUR" office:value="281.694463433972" calcext:value-type="currency">
            <text:p>281,69 €</text:p>
          </table:table-cell>
          <table:table-cell table:formula="of:=[.E20]-[.D21]" office:value-type="currency" office:currency="EUR" office:value="15493.627994267" calcext:value-type="currency">
            <text:p>15.493,63 €</text:p>
          </table:table-cell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1]" office:value-type="float" office:value="44.5441804835176" calcext:value-type="float">
            <text:p>44,5441804835176</text:p>
          </table:table-cell>
          <table:table-cell table:formula="of:=[.B22]-[.C22]" office:value-type="currency" office:currency="EUR" office:value="282.504335016344" calcext:value-type="currency">
            <text:p>282,50 €</text:p>
          </table:table-cell>
          <table:table-cell table:formula="of:=[.E21]-[.D22]" office:value-type="currency" office:currency="EUR" office:value="15211.1236592506" calcext:value-type="currency">
            <text:p>15.211,12 €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2]" office:value-type="float" office:value="43.7319805203456" calcext:value-type="float">
            <text:p>43,7319805203456</text:p>
          </table:table-cell>
          <table:table-cell table:formula="of:=[.B23]-[.C23]" office:value-type="currency" office:currency="EUR" office:value="283.316534979516" calcext:value-type="currency">
            <text:p>283,32 €</text:p>
          </table:table-cell>
          <table:table-cell table:formula="of:=[.E22]-[.D23]" office:value-type="currency" office:currency="EUR" office:value="14927.8071242711" calcext:value-type="currency">
            <text:p>14.927,81 €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3]" office:value-type="float" office:value="42.9174454822795" calcext:value-type="float">
            <text:p>42,9174454822795</text:p>
          </table:table-cell>
          <table:table-cell table:formula="of:=[.B24]-[.C24]" office:value-type="currency" office:currency="EUR" office:value="284.131070017583" calcext:value-type="currency">
            <text:p>284,13 €</text:p>
          </table:table-cell>
          <table:table-cell table:formula="of:=[.E23]-[.D24]" office:value-type="currency" office:currency="EUR" office:value="14643.6760542535" calcext:value-type="currency">
            <text:p>14.643,68 €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4]" office:value-type="float" office:value="42.1005686559789" calcext:value-type="float">
            <text:p>42,1005686559789</text:p>
          </table:table-cell>
          <table:table-cell table:formula="of:=[.B25]-[.C25]" office:value-type="currency" office:currency="EUR" office:value="284.947946843883" calcext:value-type="currency">
            <text:p>284,95 €</text:p>
          </table:table-cell>
          <table:table-cell table:formula="of:=[.E24]-[.D25]" office:value-type="currency" office:currency="EUR" office:value="14358.7281074097" calcext:value-type="currency">
            <text:p>14.358,73 €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5]" office:value-type="float" office:value="41.2813433088028" calcext:value-type="float">
            <text:p>41,2813433088028</text:p>
          </table:table-cell>
          <table:table-cell table:formula="of:=[.B26]-[.C26]" office:value-type="currency" office:currency="EUR" office:value="285.767172191059" calcext:value-type="currency">
            <text:p>285,77 €</text:p>
          </table:table-cell>
          <table:table-cell table:formula="of:=[.E25]-[.D26]" office:value-type="currency" office:currency="EUR" office:value="14072.9609352186" calcext:value-type="currency">
            <text:p>14.072,96 €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6]" office:value-type="float" office:value="40.4597626887535" calcext:value-type="float">
            <text:p>40,4597626887535</text:p>
          </table:table-cell>
          <table:table-cell table:formula="of:=[.B27]-[.C27]" office:value-type="currency" office:currency="EUR" office:value="286.588752811109" calcext:value-type="currency">
            <text:p>286,59 €</text:p>
          </table:table-cell>
          <table:table-cell table:formula="of:=[.E26]-[.D27]" office:value-type="currency" office:currency="EUR" office:value="13786.3721824075" calcext:value-type="currency">
            <text:p>13.786,37 €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7]" office:value-type="float" office:value="39.6358200244215" calcext:value-type="float">
            <text:p>39,6358200244215</text:p>
          </table:table-cell>
          <table:table-cell table:formula="of:=[.B28]-[.C28]" office:value-type="currency" office:currency="EUR" office:value="287.41269547544" calcext:value-type="currency">
            <text:p>287,41 €</text:p>
          </table:table-cell>
          <table:table-cell table:formula="of:=[.E27]-[.D28]" office:value-type="currency" office:currency="EUR" office:value="13498.9594869321" calcext:value-type="currency">
            <text:p>13.498,96 €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8]" office:value-type="float" office:value="38.8095085249297" calcext:value-type="float">
            <text:p>38,8095085249297</text:p>
          </table:table-cell>
          <table:table-cell table:formula="of:=[.B29]-[.C29]" office:value-type="currency" office:currency="EUR" office:value="288.239006974932" calcext:value-type="currency">
            <text:p>288,24 €</text:p>
          </table:table-cell>
          <table:table-cell table:formula="of:=[.E28]-[.D29]" office:value-type="currency" office:currency="EUR" office:value="13210.7204799571" calcext:value-type="currency">
            <text:p>13.210,72 €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29]" office:value-type="float" office:value="37.9808213798767" calcext:value-type="float">
            <text:p>37,9808213798767</text:p>
          </table:table-cell>
          <table:table-cell table:formula="of:=[.B30]-[.C30]" office:value-type="currency" office:currency="EUR" office:value="289.067694119985" calcext:value-type="currency">
            <text:p>289,07 €</text:p>
          </table:table-cell>
          <table:table-cell table:formula="of:=[.E29]-[.D30]" office:value-type="currency" office:currency="EUR" office:value="12921.6527858371" calcext:value-type="currency">
            <text:p>12.921,65 €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0]" office:value-type="float" office:value="37.1497517592818" calcext:value-type="float">
            <text:p>37,1497517592818</text:p>
          </table:table-cell>
          <table:table-cell table:formula="of:=[.B31]-[.C31]" office:value-type="currency" office:currency="EUR" office:value="289.89876374058" calcext:value-type="currency">
            <text:p>289,90 €</text:p>
          </table:table-cell>
          <table:table-cell table:formula="of:=[.E30]-[.D31]" office:value-type="currency" office:currency="EUR" office:value="12631.7540220966" calcext:value-type="currency">
            <text:p>12.631,75 €</text:p>
          </table:table-cell>
        </table:table-row>
        <table:table-row table:style-name="ro1">
          <table:table-cell table:formula="of:=[.A31]+1" office:value-type="float" office:value="20" calcext:value-type="float">
            <text:p>2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1]" office:value-type="float" office:value="36.3162928135276" calcext:value-type="float">
            <text:p>36,3162928135276</text:p>
          </table:table-cell>
          <table:table-cell table:formula="of:=[.B32]-[.C32]" office:value-type="currency" office:currency="EUR" office:value="290.732222686334" calcext:value-type="currency">
            <text:p>290,73 €</text:p>
          </table:table-cell>
          <table:table-cell table:formula="of:=[.E31]-[.D32]" office:value-type="currency" office:currency="EUR" office:value="12341.0217994102" calcext:value-type="currency">
            <text:p>12.341,02 €</text:p>
          </table:table-cell>
        </table:table-row>
        <table:table-row table:style-name="ro1">
          <table:table-cell table:formula="of:=[.A32]+1" office:value-type="float" office:value="21" calcext:value-type="float">
            <text:p>2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2]" office:value-type="float" office:value="35.4804376733044" calcext:value-type="float">
            <text:p>35,4804376733044</text:p>
          </table:table-cell>
          <table:table-cell table:formula="of:=[.B33]-[.C33]" office:value-type="currency" office:currency="EUR" office:value="291.568077826558" calcext:value-type="currency">
            <text:p>291,57 €</text:p>
          </table:table-cell>
          <table:table-cell table:formula="of:=[.E32]-[.D33]" office:value-type="currency" office:currency="EUR" office:value="12049.4537215837" calcext:value-type="currency">
            <text:p>12.049,45 €</text:p>
          </table:table-cell>
        </table:table-row>
        <table:table-row table:style-name="ro1">
          <table:table-cell table:formula="of:=[.A33]+1" office:value-type="float" office:value="22" calcext:value-type="float">
            <text:p>2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3]" office:value-type="float" office:value="34.642179449553" calcext:value-type="float">
            <text:p>34,642179449553</text:p>
          </table:table-cell>
          <table:table-cell table:formula="of:=[.B34]-[.C34]" office:value-type="currency" office:currency="EUR" office:value="292.406336050309" calcext:value-type="currency">
            <text:p>292,41 €</text:p>
          </table:table-cell>
          <table:table-cell table:formula="of:=[.E33]-[.D34]" office:value-type="currency" office:currency="EUR" office:value="11757.0473855334" calcext:value-type="currency">
            <text:p>11.757,05 €</text:p>
          </table:table-cell>
        </table:table-row>
        <table:table-row table:style-name="ro1">
          <table:table-cell table:formula="of:=[.A34]+1" office:value-type="float" office:value="23" calcext:value-type="float">
            <text:p>2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4]" office:value-type="float" office:value="33.8015112334084" calcext:value-type="float">
            <text:p>33,8015112334084</text:p>
          </table:table-cell>
          <table:table-cell table:formula="of:=[.B35]-[.C35]" office:value-type="currency" office:currency="EUR" office:value="293.247004266454" calcext:value-type="currency">
            <text:p>293,25 €</text:p>
          </table:table-cell>
          <table:table-cell table:formula="of:=[.E34]-[.D35]" office:value-type="currency" office:currency="EUR" office:value="11463.8003812669" calcext:value-type="currency">
            <text:p>11.463,80 €</text:p>
          </table:table-cell>
        </table:table-row>
        <table:table-row table:style-name="ro1">
          <table:table-cell table:formula="of:=[.A35]+1" office:value-type="float" office:value="24" calcext:value-type="float">
            <text:p>2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5]" office:value-type="float" office:value="32.9584260961423" calcext:value-type="float">
            <text:p>32,9584260961423</text:p>
          </table:table-cell>
          <table:table-cell table:formula="of:=[.B36]-[.C36]" office:value-type="currency" office:currency="EUR" office:value="294.09008940372" calcext:value-type="currency">
            <text:p>294,09 €</text:p>
          </table:table-cell>
          <table:table-cell table:formula="of:=[.E35]-[.D36]" office:value-type="currency" office:currency="EUR" office:value="11169.7102918632" calcext:value-type="currency">
            <text:p>11.169,71 €</text:p>
          </table:table-cell>
        </table:table-row>
        <table:table-row table:style-name="ro1">
          <table:table-cell table:formula="of:=[.A36]+1" office:value-type="float" office:value="25" calcext:value-type="float">
            <text:p>2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6]" office:value-type="float" office:value="32.1129170891066" calcext:value-type="float">
            <text:p>32,1129170891066</text:p>
          </table:table-cell>
          <table:table-cell table:formula="of:=[.B37]-[.C37]" office:value-type="currency" office:currency="EUR" office:value="294.935598410755" calcext:value-type="currency">
            <text:p>294,94 €</text:p>
          </table:table-cell>
          <table:table-cell table:formula="of:=[.E36]-[.D37]" office:value-type="currency" office:currency="EUR" office:value="10874.7746934524" calcext:value-type="currency">
            <text:p>10.874,77 €</text:p>
          </table:table-cell>
        </table:table-row>
        <table:table-row table:style-name="ro1">
          <table:table-cell table:formula="of:=[.A37]+1" office:value-type="float" office:value="26" calcext:value-type="float">
            <text:p>2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7]" office:value-type="float" office:value="31.2649772436757" calcext:value-type="float">
            <text:p>31,2649772436757</text:p>
          </table:table-cell>
          <table:table-cell table:formula="of:=[.B38]-[.C38]" office:value-type="currency" office:currency="EUR" office:value="295.783538256186" calcext:value-type="currency">
            <text:p>295,78 €</text:p>
          </table:table-cell>
          <table:table-cell table:formula="of:=[.E37]-[.D38]" office:value-type="currency" office:currency="EUR" office:value="10578.9911551962" calcext:value-type="currency">
            <text:p>10.578,99 €</text:p>
          </table:table-cell>
        </table:table-row>
        <table:table-row table:style-name="ro1">
          <table:table-cell table:formula="of:=[.A38]+1" office:value-type="float" office:value="27" calcext:value-type="float">
            <text:p>2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8]" office:value-type="float" office:value="30.4145995711892" calcext:value-type="float">
            <text:p>30,4145995711892</text:p>
          </table:table-cell>
          <table:table-cell table:formula="of:=[.B39]-[.C39]" office:value-type="currency" office:currency="EUR" office:value="296.633915928673" calcext:value-type="currency">
            <text:p>296,63 €</text:p>
          </table:table-cell>
          <table:table-cell table:formula="of:=[.E38]-[.D39]" office:value-type="currency" office:currency="EUR" office:value="10282.3572392676" calcext:value-type="currency">
            <text:p>10.282,36 €</text:p>
          </table:table-cell>
        </table:table-row>
        <table:table-row table:style-name="ro1">
          <table:table-cell table:formula="of:=[.A39]+1" office:value-type="float" office:value="28" calcext:value-type="float">
            <text:p>2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39]" office:value-type="float" office:value="29.5617770628942" calcext:value-type="float">
            <text:p>29,5617770628942</text:p>
          </table:table-cell>
          <table:table-cell table:formula="of:=[.B40]-[.C40]" office:value-type="currency" office:currency="EUR" office:value="297.486738436968" calcext:value-type="currency">
            <text:p>297,49 €</text:p>
          </table:table-cell>
          <table:table-cell table:formula="of:=[.E39]-[.D40]" office:value-type="currency" office:currency="EUR" office:value="9984.8705008306" calcext:value-type="currency">
            <text:p>9.984,87 €</text:p>
          </table:table-cell>
        </table:table-row>
        <table:table-row table:style-name="ro1">
          <table:table-cell table:formula="of:=[.A40]+1" office:value-type="float" office:value="29" calcext:value-type="float">
            <text:p>2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0]" office:value-type="float" office:value="28.706502689888" calcext:value-type="float">
            <text:p>28,706502689888</text:p>
          </table:table-cell>
          <table:table-cell table:formula="of:=[.B41]-[.C41]" office:value-type="currency" office:currency="EUR" office:value="298.342012809974" calcext:value-type="currency">
            <text:p>298,34 €</text:p>
          </table:table-cell>
          <table:table-cell table:formula="of:=[.E40]-[.D41]" office:value-type="currency" office:currency="EUR" office:value="9686.52848802062" calcext:value-type="currency">
            <text:p>9.686,53 €</text:p>
          </table:table-cell>
        </table:table-row>
        <table:table-row table:style-name="ro1">
          <table:table-cell table:formula="of:=[.A41]+1" office:value-type="float" office:value="30" calcext:value-type="float">
            <text:p>3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1]" office:value-type="float" office:value="27.8487694030593" calcext:value-type="float">
            <text:p>27,8487694030593</text:p>
          </table:table-cell>
          <table:table-cell table:formula="of:=[.B42]-[.C42]" office:value-type="currency" office:currency="EUR" office:value="299.199746096803" calcext:value-type="currency">
            <text:p>299,20 €</text:p>
          </table:table-cell>
          <table:table-cell table:formula="of:=[.E41]-[.D42]" office:value-type="currency" office:currency="EUR" office:value="9387.32874192382" calcext:value-type="currency">
            <text:p>9.387,33 €</text:p>
          </table:table-cell>
        </table:table-row>
        <table:table-row table:style-name="ro1">
          <table:table-cell table:formula="of:=[.A42]+1" office:value-type="float" office:value="31" calcext:value-type="float">
            <text:p>3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2]" office:value-type="float" office:value="26.988570133031" calcext:value-type="float">
            <text:p>26,988570133031</text:p>
          </table:table-cell>
          <table:table-cell table:formula="of:=[.B43]-[.C43]" office:value-type="currency" office:currency="EUR" office:value="300.059945366831" calcext:value-type="currency">
            <text:p>300,06 €</text:p>
          </table:table-cell>
          <table:table-cell table:formula="of:=[.E42]-[.D43]" office:value-type="currency" office:currency="EUR" office:value="9087.26879655699" calcext:value-type="currency">
            <text:p>9.087,27 €</text:p>
          </table:table-cell>
        </table:table-row>
        <table:table-row table:style-name="ro1">
          <table:table-cell table:formula="of:=[.A43]+1" office:value-type="float" office:value="32" calcext:value-type="float">
            <text:p>3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3]" office:value-type="float" office:value="26.1258977901013" calcext:value-type="float">
            <text:p>26,1258977901013</text:p>
          </table:table-cell>
          <table:table-cell table:formula="of:=[.B44]-[.C44]" office:value-type="currency" office:currency="EUR" office:value="300.922617709761" calcext:value-type="currency">
            <text:p>300,92 €</text:p>
          </table:table-cell>
          <table:table-cell table:formula="of:=[.E43]-[.D44]" office:value-type="currency" office:currency="EUR" office:value="8786.34617884723" calcext:value-type="currency">
            <text:p>8.786,35 €</text:p>
          </table:table-cell>
        </table:table-row>
        <table:table-row table:style-name="ro1">
          <table:table-cell table:formula="of:=[.A44]+1" office:value-type="float" office:value="33" calcext:value-type="float">
            <text:p>3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4]" office:value-type="float" office:value="25.2607452641858" calcext:value-type="float">
            <text:p>25,2607452641858</text:p>
          </table:table-cell>
          <table:table-cell table:formula="of:=[.B45]-[.C45]" office:value-type="currency" office:currency="EUR" office:value="301.787770235676" calcext:value-type="currency">
            <text:p>301,79 €</text:p>
          </table:table-cell>
          <table:table-cell table:formula="of:=[.E44]-[.D45]" office:value-type="currency" office:currency="EUR" office:value="8484.55840861155" calcext:value-type="currency">
            <text:p>8.484,56 €</text:p>
          </table:table-cell>
        </table:table-row>
        <table:table-row table:style-name="ro1">
          <table:table-cell table:formula="of:=[.A45]+1" office:value-type="float" office:value="34" calcext:value-type="float">
            <text:p>3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5]" office:value-type="float" office:value="24.3931054247582" calcext:value-type="float">
            <text:p>24,3931054247582</text:p>
          </table:table-cell>
          <table:table-cell table:formula="of:=[.B46]-[.C46]" office:value-type="currency" office:currency="EUR" office:value="302.655410075104" calcext:value-type="currency">
            <text:p>302,66 €</text:p>
          </table:table-cell>
          <table:table-cell table:formula="of:=[.E45]-[.D46]" office:value-type="currency" office:currency="EUR" office:value="8181.90299853645" calcext:value-type="currency">
            <text:p>8.181,90 €</text:p>
          </table:table-cell>
        </table:table-row>
        <table:table-row table:style-name="ro1">
          <table:table-cell table:formula="of:=[.A46]+1" office:value-type="float" office:value="35" calcext:value-type="float">
            <text:p>3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6]" office:value-type="float" office:value="23.5229711207923" calcext:value-type="float">
            <text:p>23,5229711207923</text:p>
          </table:table-cell>
          <table:table-cell table:formula="of:=[.B47]-[.C47]" office:value-type="currency" office:currency="EUR" office:value="303.52554437907" calcext:value-type="currency">
            <text:p>303,53 €</text:p>
          </table:table-cell>
          <table:table-cell table:formula="of:=[.E46]-[.D47]" office:value-type="currency" office:currency="EUR" office:value="7878.37745415738" calcext:value-type="currency">
            <text:p>7.878,38 €</text:p>
          </table:table-cell>
        </table:table-row>
        <table:table-row table:style-name="ro1">
          <table:table-cell table:formula="of:=[.A47]+1" office:value-type="float" office:value="36" calcext:value-type="float">
            <text:p>3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7]" office:value-type="float" office:value="22.6503351807025" calcext:value-type="float">
            <text:p>22,6503351807025</text:p>
          </table:table-cell>
          <table:table-cell table:formula="of:=[.B48]-[.C48]" office:value-type="currency" office:currency="EUR" office:value="304.39818031916" calcext:value-type="currency">
            <text:p>304,40 €</text:p>
          </table:table-cell>
          <table:table-cell table:formula="of:=[.E47]-[.D48]" office:value-type="currency" office:currency="EUR" office:value="7573.97927383822" calcext:value-type="currency">
            <text:p>7.573,98 €</text:p>
          </table:table-cell>
        </table:table-row>
        <table:table-row table:style-name="ro1">
          <table:table-cell table:formula="of:=[.A48]+1" office:value-type="float" office:value="37" calcext:value-type="float">
            <text:p>3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8]" office:value-type="float" office:value="21.7751904122849" calcext:value-type="float">
            <text:p>21,7751904122849</text:p>
          </table:table-cell>
          <table:table-cell table:formula="of:=[.B49]-[.C49]" office:value-type="currency" office:currency="EUR" office:value="305.273325087577" calcext:value-type="currency">
            <text:p>305,27 €</text:p>
          </table:table-cell>
          <table:table-cell table:formula="of:=[.E48]-[.D49]" office:value-type="currency" office:currency="EUR" office:value="7268.70594875064" calcext:value-type="currency">
            <text:p>7.268,71 €</text:p>
          </table:table-cell>
        </table:table-row>
        <table:table-row table:style-name="ro1">
          <table:table-cell table:formula="of:=[.A49]+1" office:value-type="float" office:value="38" calcext:value-type="float">
            <text:p>3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49]" office:value-type="float" office:value="20.8975296026581" calcext:value-type="float">
            <text:p>20,8975296026581</text:p>
          </table:table-cell>
          <table:table-cell table:formula="of:=[.B50]-[.C50]" office:value-type="currency" office:currency="EUR" office:value="306.150985897204" calcext:value-type="currency">
            <text:p>306,15 €</text:p>
          </table:table-cell>
          <table:table-cell table:formula="of:=[.E49]-[.D50]" office:value-type="currency" office:currency="EUR" office:value="6962.55496285344" calcext:value-type="currency">
            <text:p>6.962,55 €</text:p>
          </table:table-cell>
        </table:table-row>
        <table:table-row table:style-name="ro1">
          <table:table-cell table:formula="of:=[.A50]+1" office:value-type="float" office:value="39" calcext:value-type="float">
            <text:p>3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0]" office:value-type="float" office:value="20.0173455182036" calcext:value-type="float">
            <text:p>20,0173455182036</text:p>
          </table:table-cell>
          <table:table-cell table:formula="of:=[.B51]-[.C51]" office:value-type="currency" office:currency="EUR" office:value="307.031169981658" calcext:value-type="currency">
            <text:p>307,03 €</text:p>
          </table:table-cell>
          <table:table-cell table:formula="of:=[.E50]-[.D51]" office:value-type="currency" office:currency="EUR" office:value="6655.52379287178" calcext:value-type="currency">
            <text:p>6.655,52 €</text:p>
          </table:table-cell>
        </table:table-row>
        <table:table-row table:style-name="ro1">
          <table:table-cell table:formula="of:=[.A51]+1" office:value-type="float" office:value="40" calcext:value-type="float">
            <text:p>4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1]" office:value-type="float" office:value="19.1346309045064" calcext:value-type="float">
            <text:p>19,1346309045064</text:p>
          </table:table-cell>
          <table:table-cell table:formula="of:=[.B52]-[.C52]" office:value-type="currency" office:currency="EUR" office:value="307.913884595356" calcext:value-type="currency">
            <text:p>307,91 €</text:p>
          </table:table-cell>
          <table:table-cell table:formula="of:=[.E51]-[.D52]" office:value-type="currency" office:currency="EUR" office:value="6347.60990827642" calcext:value-type="currency">
            <text:p>6.347,61 €</text:p>
          </table:table-cell>
        </table:table-row>
        <table:table-row table:style-name="ro1">
          <table:table-cell table:formula="of:=[.A52]+1" office:value-type="float" office:value="41" calcext:value-type="float">
            <text:p>4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2]" office:value-type="float" office:value="18.2493784862947" calcext:value-type="float">
            <text:p>18,2493784862947</text:p>
          </table:table-cell>
          <table:table-cell table:formula="of:=[.B53]-[.C53]" office:value-type="currency" office:currency="EUR" office:value="308.799137013567" calcext:value-type="currency">
            <text:p>308,80 €</text:p>
          </table:table-cell>
          <table:table-cell table:formula="of:=[.E52]-[.D53]" office:value-type="currency" office:currency="EUR" office:value="6038.81077126286" calcext:value-type="currency">
            <text:p>6.038,81 €</text:p>
          </table:table-cell>
        </table:table-row>
        <table:table-row table:style-name="ro1">
          <table:table-cell table:formula="of:=[.A53]+1" office:value-type="float" office:value="42" calcext:value-type="float">
            <text:p>4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3]" office:value-type="float" office:value="17.3615809673807" calcext:value-type="float">
            <text:p>17,3615809673807</text:p>
          </table:table-cell>
          <table:table-cell table:formula="of:=[.B54]-[.C54]" office:value-type="currency" office:currency="EUR" office:value="309.686934532481" calcext:value-type="currency">
            <text:p>309,69 €</text:p>
          </table:table-cell>
          <table:table-cell table:formula="of:=[.E53]-[.D54]" office:value-type="currency" office:currency="EUR" office:value="5729.12383673038" calcext:value-type="currency">
            <text:p>5.729,12 €</text:p>
          </table:table-cell>
        </table:table-row>
        <table:table-row table:style-name="ro1">
          <table:table-cell table:formula="of:=[.A54]+1" office:value-type="float" office:value="43" calcext:value-type="float">
            <text:p>4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4]" office:value-type="float" office:value="16.4712310305998" calcext:value-type="float">
            <text:p>16,4712310305998</text:p>
          </table:table-cell>
          <table:table-cell table:formula="of:=[.B55]-[.C55]" office:value-type="currency" office:currency="EUR" office:value="310.577284469262" calcext:value-type="currency">
            <text:p>310,58 €</text:p>
          </table:table-cell>
          <table:table-cell table:formula="of:=[.E54]-[.D55]" office:value-type="currency" office:currency="EUR" office:value="5418.54655226111" calcext:value-type="currency">
            <text:p>5.418,55 €</text:p>
          </table:table-cell>
        </table:table-row>
        <table:table-row table:style-name="ro1">
          <table:table-cell table:formula="of:=[.A55]+1" office:value-type="float" office:value="44" calcext:value-type="float">
            <text:p>4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5]" office:value-type="float" office:value="15.5783213377507" calcext:value-type="float">
            <text:p>15,5783213377507</text:p>
          </table:table-cell>
          <table:table-cell table:formula="of:=[.B56]-[.C56]" office:value-type="currency" office:currency="EUR" office:value="311.470194162111" calcext:value-type="currency">
            <text:p>311,47 €</text:p>
          </table:table-cell>
          <table:table-cell table:formula="of:=[.E55]-[.D56]" office:value-type="currency" office:currency="EUR" office:value="5107.076358099" calcext:value-type="currency">
            <text:p>5.107,08 €</text:p>
          </table:table-cell>
        </table:table-row>
        <table:table-row table:style-name="ro1">
          <table:table-cell table:formula="of:=[.A56]+1" office:value-type="float" office:value="45" calcext:value-type="float">
            <text:p>4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6]" office:value-type="float" office:value="14.6828445295346" calcext:value-type="float">
            <text:p>14,6828445295346</text:p>
          </table:table-cell>
          <table:table-cell table:formula="of:=[.B57]-[.C57]" office:value-type="currency" office:currency="EUR" office:value="312.365670970327" calcext:value-type="currency">
            <text:p>312,37 €</text:p>
          </table:table-cell>
          <table:table-cell table:formula="of:=[.E56]-[.D57]" office:value-type="currency" office:currency="EUR" office:value="4794.71068712867" calcext:value-type="currency">
            <text:p>4.794,71 €</text:p>
          </table:table-cell>
        </table:table-row>
        <table:table-row table:style-name="ro1">
          <table:table-cell table:formula="of:=[.A57]+1" office:value-type="float" office:value="46" calcext:value-type="float">
            <text:p>4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7]" office:value-type="float" office:value="13.7847932254949" calcext:value-type="float">
            <text:p>13,7847932254949</text:p>
          </table:table-cell>
          <table:table-cell table:formula="of:=[.B58]-[.C58]" office:value-type="currency" office:currency="EUR" office:value="313.263722274367" calcext:value-type="currency">
            <text:p>313,26 €</text:p>
          </table:table-cell>
          <table:table-cell table:formula="of:=[.E57]-[.D58]" office:value-type="currency" office:currency="EUR" office:value="4481.44696485431" calcext:value-type="currency">
            <text:p>4.481,45 €</text:p>
          </table:table-cell>
        </table:table-row>
        <table:table-row table:style-name="ro1">
          <table:table-cell table:formula="of:=[.A58]+1" office:value-type="float" office:value="47" calcext:value-type="float">
            <text:p>4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8]" office:value-type="float" office:value="12.8841600239561" calcext:value-type="float">
            <text:p>12,8841600239561</text:p>
          </table:table-cell>
          <table:table-cell table:formula="of:=[.B59]-[.C59]" office:value-type="currency" office:currency="EUR" office:value="314.164355475906" calcext:value-type="currency">
            <text:p>314,16 €</text:p>
          </table:table-cell>
          <table:table-cell table:formula="of:=[.E58]-[.D59]" office:value-type="currency" office:currency="EUR" office:value="4167.2826093784" calcext:value-type="currency">
            <text:p>4.167,28 €</text:p>
          </table:table-cell>
        </table:table-row>
        <table:table-row table:style-name="ro1">
          <table:table-cell table:formula="of:=[.A59]+1" office:value-type="float" office:value="48" calcext:value-type="float">
            <text:p>4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59]" office:value-type="float" office:value="11.9809375019629" calcext:value-type="float">
            <text:p>11,9809375019629</text:p>
          </table:table-cell>
          <table:table-cell table:formula="of:=[.B60]-[.C60]" office:value-type="currency" office:currency="EUR" office:value="315.067577997899" calcext:value-type="currency">
            <text:p>315,07 €</text:p>
          </table:table-cell>
          <table:table-cell table:formula="of:=[.E59]-[.D60]" office:value-type="currency" office:currency="EUR" office:value="3852.2150313805" calcext:value-type="currency">
            <text:p>3.852,22 €</text:p>
          </table:table-cell>
        </table:table-row>
        <table:table-row table:style-name="ro1">
          <table:table-cell table:formula="of:=[.A60]+1" office:value-type="float" office:value="49" calcext:value-type="float">
            <text:p>4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0]" office:value-type="float" office:value="11.0751182152189" calcext:value-type="float">
            <text:p>11,0751182152189</text:p>
          </table:table-cell>
          <table:table-cell table:formula="of:=[.B61]-[.C61]" office:value-type="currency" office:currency="EUR" office:value="315.973397284643" calcext:value-type="currency">
            <text:p>315,97 €</text:p>
          </table:table-cell>
          <table:table-cell table:formula="of:=[.E60]-[.D61]" office:value-type="currency" office:currency="EUR" office:value="3536.24163409586" calcext:value-type="currency">
            <text:p>3.536,24 €</text:p>
          </table:table-cell>
        </table:table-row>
        <table:table-row table:style-name="ro1">
          <table:table-cell table:formula="of:=[.A61]+1" office:value-type="float" office:value="50" calcext:value-type="float">
            <text:p>5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1]" office:value-type="float" office:value="10.1666946980256" calcext:value-type="float">
            <text:p>10,1666946980256</text:p>
          </table:table-cell>
          <table:table-cell table:formula="of:=[.B62]-[.C62]" office:value-type="currency" office:currency="EUR" office:value="316.881820801836" calcext:value-type="currency">
            <text:p>316,88 €</text:p>
          </table:table-cell>
          <table:table-cell table:formula="of:=[.E61]-[.D62]" office:value-type="currency" office:currency="EUR" office:value="3219.35981329402" calcext:value-type="currency">
            <text:p>3.219,36 €</text:p>
          </table:table-cell>
        </table:table-row>
        <table:table-row table:style-name="ro1">
          <table:table-cell table:formula="of:=[.A62]+1" office:value-type="float" office:value="51" calcext:value-type="float">
            <text:p>51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2]" office:value-type="float" office:value="9.25565946322032" calcext:value-type="float">
            <text:p>9,25565946322032</text:p>
          </table:table-cell>
          <table:table-cell table:formula="of:=[.B63]-[.C63]" office:value-type="currency" office:currency="EUR" office:value="317.792856036642" calcext:value-type="currency">
            <text:p>317,79 €</text:p>
          </table:table-cell>
          <table:table-cell table:formula="of:=[.E62]-[.D63]" office:value-type="currency" office:currency="EUR" office:value="2901.56695725738" calcext:value-type="currency">
            <text:p>2.901,57 €</text:p>
          </table:table-cell>
        </table:table-row>
        <table:table-row table:style-name="ro1">
          <table:table-cell table:formula="of:=[.A63]+1" office:value-type="float" office:value="52" calcext:value-type="float">
            <text:p>52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3]" office:value-type="float" office:value="8.34200500211497" calcext:value-type="float">
            <text:p>8,34200500211497</text:p>
          </table:table-cell>
          <table:table-cell table:formula="of:=[.B64]-[.C64]" office:value-type="currency" office:currency="EUR" office:value="318.706510497747" calcext:value-type="currency">
            <text:p>318,71 €</text:p>
          </table:table-cell>
          <table:table-cell table:formula="of:=[.E63]-[.D64]" office:value-type="currency" office:currency="EUR" office:value="2582.86044675963" calcext:value-type="currency">
            <text:p>2.582,86 €</text:p>
          </table:table-cell>
        </table:table-row>
        <table:table-row table:style-name="ro1">
          <table:table-cell table:formula="of:=[.A64]+1" office:value-type="float" office:value="53" calcext:value-type="float">
            <text:p>53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4]" office:value-type="float" office:value="7.42572378443395" calcext:value-type="float">
            <text:p>7,42572378443395</text:p>
          </table:table-cell>
          <table:table-cell table:formula="of:=[.B65]-[.C65]" office:value-type="currency" office:currency="EUR" office:value="319.622791715428" calcext:value-type="currency">
            <text:p>319,62 €</text:p>
          </table:table-cell>
          <table:table-cell table:formula="of:=[.E64]-[.D65]" office:value-type="currency" office:currency="EUR" office:value="2263.23765504421" calcext:value-type="currency">
            <text:p>2.263,24 €</text:p>
          </table:table-cell>
        </table:table-row>
        <table:table-row table:style-name="ro1">
          <table:table-cell table:formula="of:=[.A65]+1" office:value-type="float" office:value="54" calcext:value-type="float">
            <text:p>54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5]" office:value-type="float" office:value="6.50680825825209" calcext:value-type="float">
            <text:p>6,50680825825209</text:p>
          </table:table-cell>
          <table:table-cell table:formula="of:=[.B66]-[.C66]" office:value-type="currency" office:currency="EUR" office:value="320.54170724161" calcext:value-type="currency">
            <text:p>320,54 €</text:p>
          </table:table-cell>
          <table:table-cell table:formula="of:=[.E65]-[.D66]" office:value-type="currency" office:currency="EUR" office:value="1942.6959478026" calcext:value-type="currency">
            <text:p>1.942,70 €</text:p>
          </table:table-cell>
        </table:table-row>
        <table:table-row table:style-name="ro1">
          <table:table-cell table:formula="of:=[.A66]+1" office:value-type="float" office:value="55" calcext:value-type="float">
            <text:p>55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6]" office:value-type="float" office:value="5.58525084993247" calcext:value-type="float">
            <text:p>5,58525084993247</text:p>
          </table:table-cell>
          <table:table-cell table:formula="of:=[.B67]-[.C67]" office:value-type="currency" office:currency="EUR" office:value="321.46326464993" calcext:value-type="currency">
            <text:p>321,46 €</text:p>
          </table:table-cell>
          <table:table-cell table:formula="of:=[.E66]-[.D67]" office:value-type="currency" office:currency="EUR" office:value="1621.23268315267" calcext:value-type="currency">
            <text:p>1.621,23 €</text:p>
          </table:table-cell>
        </table:table-row>
        <table:table-row table:style-name="ro1">
          <table:table-cell table:formula="of:=[.A67]+1" office:value-type="float" office:value="56" calcext:value-type="float">
            <text:p>56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7]" office:value-type="float" office:value="4.66104396406392" calcext:value-type="float">
            <text:p>4,66104396406392</text:p>
          </table:table-cell>
          <table:table-cell table:formula="of:=[.B68]-[.C68]" office:value-type="currency" office:currency="EUR" office:value="322.387471535798" calcext:value-type="currency">
            <text:p>322,39 €</text:p>
          </table:table-cell>
          <table:table-cell table:formula="of:=[.E67]-[.D68]" office:value-type="currency" office:currency="EUR" office:value="1298.84521161687" calcext:value-type="currency">
            <text:p>1.298,85 €</text:p>
          </table:table-cell>
        </table:table-row>
        <table:table-row table:style-name="ro1">
          <table:table-cell table:formula="of:=[.A68]+1" office:value-type="float" office:value="57" calcext:value-type="float">
            <text:p>57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8]" office:value-type="float" office:value="3.7341799833985" calcext:value-type="float">
            <text:p>3,7341799833985</text:p>
          </table:table-cell>
          <table:table-cell table:formula="of:=[.B69]-[.C69]" office:value-type="currency" office:currency="EUR" office:value="323.314335516464" calcext:value-type="currency">
            <text:p>323,31 €</text:p>
          </table:table-cell>
          <table:table-cell table:formula="of:=[.E68]-[.D69]" office:value-type="currency" office:currency="EUR" office:value="975.530876100406" calcext:value-type="currency">
            <text:p>975,53 €</text:p>
          </table:table-cell>
        </table:table-row>
        <table:table-row table:style-name="ro1">
          <table:table-cell table:formula="of:=[.A69]+1" office:value-type="float" office:value="58" calcext:value-type="float">
            <text:p>58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69]" office:value-type="float" office:value="2.80465126878867" calcext:value-type="float">
            <text:p>2,80465126878867</text:p>
          </table:table-cell>
          <table:table-cell table:formula="of:=[.B70]-[.C70]" office:value-type="currency" office:currency="EUR" office:value="324.243864231073" calcext:value-type="currency">
            <text:p>324,24 €</text:p>
          </table:table-cell>
          <table:table-cell table:formula="of:=[.E69]-[.D70]" office:value-type="currency" office:currency="EUR" office:value="651.287011869332" calcext:value-type="currency">
            <text:p>651,29 €</text:p>
          </table:table-cell>
        </table:table-row>
        <table:table-row table:style-name="ro1">
          <table:table-cell table:formula="of:=[.A70]+1" office:value-type="float" office:value="59" calcext:value-type="float">
            <text:p>59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70]" office:value-type="float" office:value="1.87245015912433" calcext:value-type="float">
            <text:p>1,87245015912433</text:p>
          </table:table-cell>
          <table:table-cell table:formula="of:=[.B71]-[.C71]" office:value-type="currency" office:currency="EUR" office:value="325.176065340738" calcext:value-type="currency">
            <text:p>325,18 €</text:p>
          </table:table-cell>
          <table:table-cell table:formula="of:=[.E70]-[.D71]" office:value-type="currency" office:currency="EUR" office:value="326.110946528595" calcext:value-type="currency">
            <text:p>326,11 €</text:p>
          </table:table-cell>
        </table:table-row>
        <table:table-row table:style-name="ro1">
          <table:table-cell table:formula="of:=[.A71]+1" office:value-type="float" office:value="60" calcext:value-type="float">
            <text:p>60</text:p>
          </table:table-cell>
          <table:table-cell table:formula="of:=-1*[.$E$7]" office:value-type="currency" office:currency="EUR" office:value="327.048515499862" calcext:value-type="currency">
            <text:p>327,05 €</text:p>
          </table:table-cell>
          <table:table-cell table:formula="of:=[.$E$2]/1200*[.E71]" office:value-type="float" office:value="0.937568971269709" calcext:value-type="float">
            <text:p>0,937568971269709</text:p>
          </table:table-cell>
          <table:table-cell table:formula="of:=[.B72]-[.C72]" office:value-type="currency" office:currency="EUR" office:value="326.110946528592" calcext:value-type="currency">
            <text:p>326,11 €</text:p>
          </table:table-cell>
          <table:table-cell table:formula="of:=[.E71]-[.D72]" office:value-type="currency" office:currency="EUR" office:value="0.00000000000227373675" calcext:value-type="currency">
            <text:p>0,00 €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1:51:07.154000000</meta:creation-date>
    <dc:date>2022-11-30T16:48:48.407000000</dc:date>
    <meta:editing-duration>PT4H57M39S</meta:editing-duration>
    <meta:editing-cycles>4</meta:editing-cycles>
    <meta:generator>LibreOffice/7.4.3.2$Windows_X86_64 LibreOffice_project/1048a8393ae2eeec98dff31b5c133c5f1d08b890</meta:generator>
    <meta:document-statistic meta:table-count="1" meta:cell-count="320" meta:object-count="0"/>
  </office:meta>
</office:document-meta>
</file>